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a0eb3" officeooo:paragraph-rsid="000c5404"/>
    </style:style>
    <style:style style:name="P2" style:family="paragraph" style:parent-style-name="Preformatted_20_Text">
      <style:text-properties officeooo:rsid="000a0eb3" officeooo:paragraph-rsid="000cf39d"/>
    </style:style>
    <style:style style:name="T1" style:family="text">
      <style:text-properties officeooo:rsid="000c5404"/>
    </style:style>
    <style:style style:name="T2" style:family="text">
      <style:text-properties officeooo:rsid="000cf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ara cada questão, escreva funções em C e/ou sub-rotinas na linguagem Assembly do MSP430. Reaproveite funções e sub-rotinas de uma questão em outra, se assim desejar. Leve em consideração que as sub-rotinas são utilizadas em um código maior, portanto utilize adequadamente os registradores R4 a R11. As instruções da linguagem Assembly do MSP430 se encontram ao final deste texto.</text:p>
      <text:p text:style-name="P1"/>
      <text:p text:style-name="P1">1. (a) Escreva uma função em C que calcule a raiz quadrada 'x' de uma variável 'S' do tipo float, utilizando o seguinte algoritmo: após 'n+1' iterações, a raiz quadrada de 'S' é dada por</text:p>
      <text:p text:style-name="P1"/>
      <text:p text:style-name="P1"><text:tab/>x(n+1) = (x(n) + S/x(n))/2</text:p>
      <text:p text:style-name="P1"/>
      <text:p text:style-name="P1">O protótipo da função é:</text:p>
      <text:p text:style-name="P1"/>
      <text:p text:style-name="P1"><text:tab/></text:p>
      <text:p text:style-name="P1"><text:tab/>unsigned int Raiz_Quadrada(unsigned int S);</text:p>
      <text:p text:style-name="P1"/>
      <text:p text:style-name="P1"><text:tab/><text:span text:style-name="T1">int x; <text:s/></text:span></text:p>
      <text:p text:style-name="P1"><text:tab/><text:span text:style-name="T1">int n;</text:span></text:p>
      <text:p text:style-name="P1"><text:span text:style-name="T1"><text:tab/>float s;</text:span></text:p>
      <text:p text:style-name="P1"><text:tab/><text:span text:style-name="T1">scanf s;</text:span></text:p>
      <text:p text:style-name="P2"><text:span text:style-name="T1"><text:tab/></text:span></text:p>
      <text:p text:style-name="P2"><text:span text:style-name="T1"><text:tab/>for <text:s/>0 =&lt; n =&lt; S</text:span></text:p>
      <text:p text:style-name="P2"><text:tab/><text:tab/><text:span text:style-name="T2">for 100</text:span></text:p>
      <text:p text:style-name="P2"><text:tab/><text:tab/>x <text:span text:style-name="T2">=</text:span> (x(n) + S/x(n))/2</text:p>
      <text:p text:style-name="P2"><text:tab/><text:tab/><text:span text:style-name="T2">printf x;</text:span></text:p>
      <text:p text:style-name="P2"><text:span text:style-name="T2"><text:tab/><text:tab/>eles</text:span></text:p>
      <text:p text:style-name="P2"><text:span text:style-name="T2"><text:tab/><text:tab/> </text:span></text:p>
      <text:p text:style-name="P2"><text:tab/><text:span text:style-name="T2">eles </text:span></text:p>
      <text:p text:style-name="P2"><text:tab/><text:tab/><text:span text:style-name="T2">printf “ Erro ”</text:span><text:tab/><text:tab/></text:p>
      <text:p text:style-name="P1"/>
      <text:p text:style-name="P1">(b) Escreva a sub-rotina equivalente na linguagem Assembly do MSP430. A variável 'S' é fornecida pelo registrador R15, e a raiz quadrada de 'S' (ou seja, a variável 'x') é fornecida pelo registrador R15 também.</text:p>
      <text:p text:style-name="P1"/>
      <text:p text:style-name="P1">2. (a) Escreva uma função em C que calcule 'x' elevado à 'N'-ésima potência, seguindo o seguinte protótipo: </text:p>
      <text:p text:style-name="P1"/>
      <text:p text:style-name="P1"><text:tab/>int Potencia(int x, int N);</text:p>
      <text:p text:style-name="P1"/>
      <text:p text:style-name="P1">(b) Escreva a sub-rotina equivalente na linguagem Assembly do MSP430. 'x' e 'n' são fornecidos através dos registradores R15 e R14, respectivamente, e a saída deverá ser fornecida no registrador R15.</text:p>
      <text:p text:style-name="P1"/>
      <text:p text:style-name="P1">3. Escreva uma sub-rotina na linguagem Assembly do MSP430 que calcula a divisão de 'a' por 'b', onde 'a', 'b' e o valor de saída são inteiros de 16 bits. 'a' e 'b' são fornecidos através dos registradores R15 e R14, respectivamente, e a saída deverá ser fornecida através do registrador R15.</text:p>
      <text:p text:style-name="P1"/>
      <text:p text:style-name="P1">4. Escreva uma sub-rotina na linguagem Assembly do MSP430 que calcula o resto da divisão de 'a' por 'b', onde 'a', 'b' e o valor de saída são inteiros de 16 bits. 'a' e 'b' são fornecidos através dos registradores R15 e R14, respectivamente, e a saída deverá ser fornecida através do registrador R15.</text:p>
      <text:p text:style-name="P1"/>
      <text:p text:style-name="P1">5. (a) Escreva uma função em C que indica a primalidade de uma variável inteira sem sinal, retornando o valor 1 se o número for primo, e 0, caso contrário. Siga o seguinte protótipo:</text:p>
      <text:p text:style-name="P1"/>
      <text:p text:style-name="P1"><text:tab/>int Primalidade(unsigned int x);</text:p>
      <text:p text:style-name="P1"/>
      <text:p text:style-name="P1">(b) Escreva a sub-rotina equivalente na linguagem Assembly do MSP430. A variável de entrada é fornecida pelo registrador R15, e o valor de saída também.</text:p>
      <text:p text:style-name="P1"><text:soft-page-break/></text:p>
      <text:p text:style-name="P1">6. Escreva uma função em C que calcula o duplo fatorial de n, representado por n!!. Se n for ímpar, n!! = 1*3*5*...*n, e se n for par, n!! = 2*4*6*...*n. Por exemplo, 9!! = 1*3*5*7*9 = 945 e 10!! = 2*4*6*8*10 = 3840. Além disso, 0!! = 1!! = 1.</text:p>
      <text:p text:style-name="P1">O protótipo da função é:</text:p>
      <text:p text:style-name="P1"/>
      <text:p text:style-name="P1"><text:tab/>unsigned long long DuploFatorial(unsigned long long n);</text:p>
      <text:p text:style-name="P1"/>
      <text:p text:style-name="P1">7. (a) Escreva uma função em C que calcula a função exponencial da seguinte forma:</text:p>
      <text:p text:style-name="P1"><text:tab/></text:p>
      <text:p text:style-name="P1">Considere o cálculo até o termo n = 20. O protótipo da função é double ExpTaylor(double x);</text:p>
      <text:p text:style-name="P1">(b) Escreva a sub-rotina equivalente na linguagem Assembly do MSP430, mas considere que os valores de entrada e de saída são inteiros de 16 bits. A variável de entrada é fornecida pelo registrador R15, e o valor de saída também.</text:p>
      <text:p text:style-name="P1"/>
      <text:p text:style-name="P1">8. Escreva uma sub-rotina na linguagem Assembly do MSP430 que indica se um vetor esta ordenado de forma decrescente. Por exemplo:</text:p>
      <text:p text:style-name="P1">[5 4 3 2 1] e [90 23 20 10] estão ordenados de forma decrescente.</text:p>
      <text:p text:style-name="P1">[1 2 3 4 5] e [1 2 3 2] não estão.</text:p>
      <text:p text:style-name="P1">O primeiro endereço do vetor é fornecido pelo registrador R15, e o tamanho do vetor é fornecido pelo registrador R14. A saída deverá ser fornecida no registrador R15, valendo 1 quando o vetor estiver ordenado de forma decrescente, e valendo 0 em caso contrário.</text:p>
      <text:p text:style-name="P1"/>
      <text:p text:style-name="P1">9. Escreva uma sub-rotina na linguagem Assembly do MSP430 que calcula o produto escalar de dois vetores, 'a' e 'b':</text:p>
      <text:p text:style-name="P1"><text:tab/></text:p>
      <text:p text:style-name="P1">O primeiro endereço do vetor 'a' deverá ser passado através do registrador R15, o primeiro endereço do vetor 'b' deverá ser passado através do registrador R14, e o tamanho do vetor deverá ser passado pelo registrador R13. A saída deverá ser fornecida no registrador R15.</text:p>
      <text:p text:style-name="P1"/>
      <text:p text:style-name="P1">10. (a) Escreva uma função em C que indica se um vetor é palíndromo. Por exemplo:</text:p>
      <text:p text:style-name="P1"><text:tab/>[1 2 3 2 1] e [0 10 20 20 10 0] são palíndromos.</text:p>
      <text:p text:style-name="P1"><text:tab/>[5 4 3 2 1] e [1 2 3 2] não são.</text:p>
      <text:p text:style-name="P1">Se o vetor for palíndromo, retorne o valor 1. Caso contrário, retorne o valor 0. O protótipo da função é:</text:p>
      <text:p text:style-name="P1"/>
      <text:p text:style-name="P1"><text:tab/>int Palindromo(int vetor[ ], int tamanho);</text:p>
      <text:p text:style-name="P1"/>
      <text:p text:style-name="P1">(b) Escreva a sub-rotina equivalente na linguagem Assembly do MSP430. O endereço do vetor de entrada é dado pelo registrador R15, o tamanho do vetor é dado pelo registrador R14, e o resultado é dado pelo registrador R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55:59.044565177</meta:creation-date>
    <dc:date>2017-04-05T15:30:32.394471522</dc:date>
    <meta:editing-duration>PT14M9S</meta:editing-duration>
    <meta:editing-cycles>1</meta:editing-cycles>
    <meta:document-statistic meta:table-count="0" meta:image-count="0" meta:object-count="0" meta:page-count="2" meta:paragraph-count="48" meta:word-count="794" meta:character-count="4425" meta:non-whitespace-character-count="3636"/>
    <meta:generator>LibreOffice/5.1.6.2$Linux_X86_64 LibreOffice_project/10m0$Build-2</meta:generator>
  </office:meta>
</office:document-meta>
</file>